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907cm" svg:height="10.287cm" svg:x="1.762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826cm" svg:height="1.524cm" svg:x="2.016cm" svg:y="2.3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" draw:id="id1" draw:layer="layout" svg:width="2.032cm" svg:height="1.016cm" svg:x="2.27cm" svg:y="2.613cm">
            <text:p text:style-name="P1">f:0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2" draw:id="id2" draw:layer="layout" svg:width="2.032cm" svg:height="1.016cm" svg:x="4.556cm" svg:y="2.613cm">
            <text:p text:style-name="P1">c:0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4.302cm" svg:y1="3.121cm" svg:x2="4.556cm" svg:y2="3.121cm" draw:start-shape="id1" draw:start-glue-point="1" draw:end-shape="id2" draw:end-glue-point="3" svg:d="M4302 3121h254" svg:viewBox="0 0 255 1">
            <text:p/>
          </draw:connector>
          <draw:custom-shape draw:style-name="gr2" draw:text-style-name="P1" draw:layer="layout" svg:width="4.826cm" svg:height="1.524cm" svg:x="2.016cm" svg:y="4.8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3" draw:id="id3" draw:layer="layout" svg:width="2.032cm" svg:height="1.016cm" svg:x="2.27cm" svg:y="5.113cm">
            <text:p text:style-name="P1">f:0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4" draw:id="id4" draw:layer="layout" svg:width="2.032cm" svg:height="1.016cm" svg:x="4.556cm" svg:y="5.113cm">
            <text:p text:style-name="P1">c:0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4.302cm" svg:y1="5.621cm" svg:x2="4.556cm" svg:y2="5.621cm" draw:start-shape="id3" draw:start-glue-point="1" draw:end-shape="id4" draw:end-glue-point="3" svg:d="M4302 5621h254" svg:viewBox="0 0 255 1">
            <text:p/>
          </draw:connector>
          <draw:custom-shape draw:style-name="gr2" draw:text-style-name="P1" draw:layer="layout" svg:width="4.826cm" svg:height="1.524cm" svg:x="2.016cm" svg:y="7.4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5" draw:id="id5" draw:layer="layout" svg:width="2.032cm" svg:height="1.016cm" svg:x="2.27cm" svg:y="7.713cm">
            <text:p text:style-name="P1">f:0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6" draw:id="id6" draw:layer="layout" svg:width="2.032cm" svg:height="1.016cm" svg:x="4.556cm" svg:y="7.713cm">
            <text:p text:style-name="P1">c:0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4.302cm" svg:y1="8.221cm" svg:x2="4.556cm" svg:y2="8.221cm" draw:start-shape="id5" draw:start-glue-point="1" draw:end-shape="id6" draw:end-glue-point="3" svg:d="M4302 8221h254" svg:viewBox="0 0 255 1">
            <text:p/>
          </draw:connector>
          <draw:custom-shape draw:style-name="gr2" draw:text-style-name="P1" draw:layer="layout" svg:width="4.826cm" svg:height="2.867cm" svg:x="8.416cm" svg:y="3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7" draw:id="id7" draw:layer="layout" svg:width="2.032cm" svg:height="1.016cm" svg:x="8.67cm" svg:y="3.513cm">
            <text:p text:style-name="P1">f: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8" draw:id="id8" draw:layer="layout" svg:width="2.032cm" svg:height="1.016cm" svg:x="10.956cm" svg:y="3.513cm">
            <text:p text:style-name="P1">c:0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svg:x1="10.702cm" svg:y1="4.021cm" svg:x2="10.956cm" svg:y2="4.021cm" draw:start-shape="id7" draw:start-glue-point="1" draw:end-shape="id8" draw:end-glue-point="3" svg:d="M10702 4021h254" svg:viewBox="0 0 255 1">
            <text:p/>
          </draw:connector>
          <draw:connector draw:style-name="gr5" draw:text-style-name="P1" draw:layer="layout" draw:type="curve" svg:x1="6.588cm" svg:y1="5.621cm" svg:x2="8.67cm" svg:y2="4.021cm" draw:start-shape="id4" draw:start-glue-point="1" draw:end-shape="id7" draw:end-glue-point="3" svg:d="M6588 5621c1561 0 521-1600 2082-1600" svg:viewBox="0 0 2083 1601">
            <text:p/>
          </draw:connector>
          <draw:custom-shape draw:style-name="gr3" draw:text-style-name="P1" xml:id="id9" draw:id="id9" draw:layer="layout" svg:width="2.032cm" svg:height="1.016cm" svg:x="8.67cm" svg:y="4.813cm">
            <text:p text:style-name="P1">f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10" draw:id="id10" draw:layer="layout" svg:width="2.032cm" svg:height="1.016cm" svg:x="10.956cm" svg:y="4.813cm">
            <text:p text:style-name="P1">c:1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svg:x1="10.702cm" svg:y1="5.321cm" svg:x2="10.956cm" svg:y2="5.321cm" draw:start-shape="id9" draw:start-glue-point="1" draw:end-shape="id10" draw:end-glue-point="3" svg:d="M10702 5321h254" svg:viewBox="0 0 255 1">
            <text:p/>
          </draw:connector>
          <draw:connector draw:style-name="gr5" draw:text-style-name="P1" draw:layer="layout" draw:type="curve" svg:x1="6.588cm" svg:y1="3.121cm" svg:x2="8.67cm" svg:y2="5.321cm" draw:start-shape="id2" draw:start-glue-point="1" draw:end-shape="id9" draw:end-glue-point="3" svg:d="M6588 3121c1561 0 521 2200 2082 2200" svg:viewBox="0 0 2083 2201">
            <text:p/>
          </draw:connector>
          <draw:custom-shape draw:style-name="gr2" draw:text-style-name="P1" draw:layer="layout" svg:width="4.826cm" svg:height="1.524cm" svg:x="8.416cm" svg:y="7.4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xml:id="id11" draw:id="id11" draw:layer="layout" svg:width="2.032cm" svg:height="1.016cm" svg:x="8.67cm" svg:y="7.713cm">
            <text:p text:style-name="P1">f:0</text:p>
            <draw:enhanced-geometry svg:viewBox="0 0 21600 21600" draw:type="rectangle" draw:enhanced-path="M 0 0 L 21600 0 21600 21600 0 21600 0 0 Z N"/>
          </draw:custom-shape>
          <draw:custom-shape draw:style-name="gr3" draw:text-style-name="P1" xml:id="id12" draw:id="id12" draw:layer="layout" svg:width="2.032cm" svg:height="1.016cm" svg:x="10.956cm" svg:y="7.713cm">
            <text:p text:style-name="P1">c:0</text:p>
            <draw:enhanced-geometry svg:viewBox="0 0 21600 21600" draw:type="rectangle" draw:enhanced-path="M 0 0 L 21600 0 21600 21600 0 21600 0 0 Z N"/>
          </draw:custom-shape>
          <draw:connector draw:style-name="gr4" draw:text-style-name="P1" draw:layer="layout" svg:x1="10.702cm" svg:y1="8.221cm" svg:x2="10.956cm" svg:y2="8.221cm" draw:start-shape="id11" draw:start-glue-point="1" draw:end-shape="id12" draw:end-glue-point="3" svg:d="M10702 8221h254" svg:viewBox="0 0 255 1">
            <text:p/>
          </draw:connector>
          <draw:connector draw:style-name="gr5" draw:text-style-name="P1" draw:layer="layout" draw:type="curve" svg:x1="6.588cm" svg:y1="8.221cm" svg:x2="8.67cm" svg:y2="8.221cm" draw:start-shape="id6" draw:start-glue-point="1" draw:end-shape="id11" draw:end-glue-point="3" svg:d="M6588 8221h2082" svg:viewBox="0 0 2083 1">
            <text:p/>
          </draw:connector>
          <draw:custom-shape draw:style-name="gr2" draw:text-style-name="P1" draw:layer="layout" svg:width="4.826cm" svg:height="2.867cm" svg:x="14.616cm" svg:y="5.2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13" draw:id="id13" draw:layer="layout" svg:width="2.032cm" svg:height="1.016cm" svg:x="14.87cm" svg:y="5.513cm">
            <text:p text:style-name="P1">f:0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14" draw:id="id14" draw:layer="layout" svg:width="2.032cm" svg:height="1.016cm" svg:x="17.156cm" svg:y="5.513cm">
            <text:p text:style-name="P1">c:0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svg:x1="16.902cm" svg:y1="6.021cm" svg:x2="17.156cm" svg:y2="6.021cm" draw:start-shape="id13" draw:start-glue-point="1" draw:end-shape="id14" draw:end-glue-point="3" svg:d="M16902 6021h254" svg:viewBox="0 0 255 1">
            <text:p/>
          </draw:connector>
          <draw:custom-shape draw:style-name="gr3" draw:text-style-name="P1" xml:id="id15" draw:id="id15" draw:layer="layout" svg:width="2.032cm" svg:height="1.016cm" svg:x="14.87cm" svg:y="6.813cm">
            <text:p text:style-name="P1">f: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xml:id="id16" draw:id="id16" draw:layer="layout" svg:width="2.032cm" svg:height="1.016cm" svg:x="17.156cm" svg:y="6.813cm">
            <text:p text:style-name="P1">c:1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svg:x1="16.902cm" svg:y1="7.321cm" svg:x2="17.156cm" svg:y2="7.321cm" draw:start-shape="id15" draw:start-glue-point="1" draw:end-shape="id16" draw:end-glue-point="3" svg:d="M16902 7321h254" svg:viewBox="0 0 255 1">
            <text:p/>
          </draw:connector>
          <draw:connector draw:style-name="gr5" draw:text-style-name="P1" draw:layer="layout" draw:type="curve" svg:x1="12.988cm" svg:y1="4.021cm" svg:x2="14.87cm" svg:y2="6.021cm" draw:start-shape="id8" draw:start-glue-point="1" draw:end-shape="id13" draw:end-glue-point="3" svg:d="M12988 4021c1411 0 471 2000 1882 2000" svg:viewBox="0 0 1883 2001">
            <text:p/>
          </draw:connector>
          <draw:connector draw:style-name="gr5" draw:text-style-name="P1" draw:layer="layout" draw:type="curve" svg:x1="12.988cm" svg:y1="8.221cm" svg:x2="14.87cm" svg:y2="7.321cm" draw:start-shape="id12" draw:start-glue-point="1" draw:end-shape="id15" draw:end-glue-point="3" svg:d="M12988 8221c1411 0 471-900 1882-900" svg:viewBox="0 0 1883 901">
            <text:p/>
          </draw:connector>
          <draw:frame draw:style-name="gr6" draw:text-style-name="P1" draw:layer="layout" svg:width="3.918cm" svg:height="1.673cm" svg:x="2.497cm" svg:y="9.433cm">
            <draw:text-box>
              <text:p text:style-name="P1">Creation</text:p>
              <text:p text:style-name="P1">transactions</text:p>
            </draw:text-box>
          </draw:frame>
          <draw:frame draw:style-name="gr6" draw:text-style-name="P1" draw:layer="layout" svg:width="3.918cm" svg:height="1.673cm" svg:x="12.076cm" svg:y="9.56cm">
            <draw:text-box>
              <text:p text:style-name="P1">Transfer</text:p>
              <text:p text:style-name="P1">transactions</text:p>
            </draw:text-box>
          </draw:frame>
          <draw:frame draw:style-name="gr6" draw:layer="layout" svg:width="10.349cm" svg:height="0.962cm" svg:x="5.599cm" svg:y="0.954cm">
            <draw:text-box>
              <text:p>Tracking the stories of three asset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15:51:51.423967148</meta:creation-date>
    <dc:date>2016-05-29T16:22:33.043409829</dc:date>
    <meta:editing-duration>PT21M55S</meta:editing-duration>
    <meta:editing-cycles>9</meta:editing-cycles>
    <meta:generator>LibreOffice/4.2.8.2$Linux_X86_64 LibreOffice_project/420m0$Build-2</meta:generator>
    <meta:document-statistic meta:object-count="40"/>
  </office:meta>
</office:document-meta>
</file>